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5000001EE757D5DDD.png"/>
  <manifest:file-entry manifest:media-type="image/png" manifest:full-path="Pictures/1000020100000553000003077CAA3997.png"/>
  <manifest:file-entry manifest:media-type="image/png" manifest:full-path="Pictures/10000201000005220000021654F48892.png"/>
  <manifest:file-entry manifest:media-type="image/png" manifest:full-path="Pictures/10000201000005C40000021AA082C9CF.png"/>
  <manifest:file-entry manifest:media-type="image/png" manifest:full-path="Pictures/10000201000005E60000031FFD0E521D.png"/>
  <manifest:file-entry manifest:media-type="image/png" manifest:full-path="Pictures/100002010000056E00000272A5FE7C21.png"/>
  <manifest:file-entry manifest:media-type="image/png" manifest:full-path="Pictures/100002010000051D000001E26A958B50.png"/>
  <manifest:file-entry manifest:media-type="image/png" manifest:full-path="Pictures/1000020100000545000002CD470666BE.png"/>
  <manifest:file-entry manifest:media-type="image/png" manifest:full-path="Pictures/100002010000055B000001E5B154CF96.png"/>
  <manifest:file-entry manifest:media-type="image/png" manifest:full-path="Pictures/10000201000005A5000002DE0784ECEF.png"/>
  <manifest:file-entry manifest:media-type="image/png" manifest:full-path="Pictures/1000020100000522000001F9431A05DA.png"/>
  <manifest:file-entry manifest:media-type="image/png" manifest:full-path="Pictures/1000020100000585000002554CD2DE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 el cd_catalog.xml:</text:p>
      <text:p text:style-name="Standard"/>
      <text:p text:style-name="Standard">1.</text:p>
      <text:p text:style-name="Standard"><draw:frame draw:style-name="fr1" draw:name="gráficos1" text:anchor-type="paragraph" svg:width="19.778cm" svg:height="12.578cm" draw:z-index="0"><draw:image xlink:href="Pictures/1000020100000585000002554CD2DE88.png" xlink:type="simple" xlink:show="embed" xlink:actuate="onLoad"/></draw:frame></text:p>
      <text:p text:style-name="Standard">2.</text:p>
      <text:p text:style-name="Standard"><draw:frame draw:style-name="fr2" draw:name="gráficos2" text:anchor-type="paragraph" svg:x="-1.732cm" svg:y="0.51cm" svg:width="20.242cm" svg:height="11.402cm" draw:z-index="1"><draw:image xlink:href="Pictures/100002010000056E00000272A5FE7C21.png" xlink:type="simple" xlink:show="embed" xlink:actuate="onLoad"/></draw:frame></text:p>
      <text:p text:style-name="Standard"><text:soft-page-break/>3.</text:p>
      <text:p text:style-name="Standard"><draw:frame draw:style-name="fr1" draw:name="gráficos3" text:anchor-type="paragraph" svg:width="19.327cm" svg:height="12.536cm" draw:z-index="2"><draw:image xlink:href="Pictures/1000020100000553000003077CAA3997.png" xlink:type="simple" xlink:show="embed" xlink:actuate="onLoad"/></draw:frame></text:p>
      <text:p text:style-name="Standard"><draw:frame draw:style-name="fr2" draw:name="gráficos4" text:anchor-type="paragraph" svg:x="-1.561cm" svg:y="0.737cm" svg:width="20.56cm" svg:height="12.441cm" draw:z-index="3"><draw:image xlink:href="Pictures/10000201000005E60000031FFD0E521D.png" xlink:type="simple" xlink:show="embed" xlink:actuate="onLoad"/></draw:frame>4.</text:p>
      <text:p text:style-name="Standard"><text:soft-page-break/>Con el books.xml:</text:p>
      <text:p text:style-name="Standard"/>
      <text:p text:style-name="Standard">1.</text:p>
      <text:p text:style-name="Standard"><draw:frame draw:style-name="fr1" draw:name="gráficos5" text:anchor-type="paragraph" svg:width="19.599cm" svg:height="8.747cm" draw:z-index="4"><draw:image xlink:href="Pictures/1000020100000522000001F9431A05DA.png" xlink:type="simple" xlink:show="embed" xlink:actuate="onLoad"/></draw:frame></text:p>
      <text:p text:style-name="Standard">2.</text:p>
      <text:p text:style-name="Standard"><draw:frame draw:style-name="fr1" draw:name="gráficos6" text:anchor-type="paragraph" svg:width="19.72cm" svg:height="9.292cm" draw:z-index="5"><draw:image xlink:href="Pictures/10000201000005C40000021AA082C9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</text:p>
      <text:p text:style-name="Standard"><draw:frame draw:style-name="fr1" draw:name="gráficos7" text:anchor-type="paragraph" svg:width="19.35cm" svg:height="9.34cm" draw:z-index="6"><draw:image xlink:href="Pictures/1000020100000515000001EE757D5DDD.png" xlink:type="simple" xlink:show="embed" xlink:actuate="onLoad"/></draw:frame></text:p>
      <text:p text:style-name="Standard">4.</text:p>
      <text:p text:style-name="Standard"><draw:frame draw:style-name="fr1" draw:name="gráficos8" text:anchor-type="paragraph" svg:width="19.433cm" svg:height="11.938cm" draw:z-index="7"><draw:image xlink:href="Pictures/10000201000005220000021654F488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</text:p>
      <text:p text:style-name="Standard"><draw:frame draw:style-name="fr1" draw:name="gráficos9" text:anchor-type="paragraph" svg:width="19.902cm" svg:height="10.784cm" draw:z-index="8"><draw:image xlink:href="Pictures/100002010000055B000001E5B154CF96.png" xlink:type="simple" xlink:show="embed" xlink:actuate="onLoad"/></draw:frame></text:p>
      <text:p text:style-name="Standard">6.</text:p>
      <text:p text:style-name="Standard"><draw:frame draw:style-name="fr1" draw:name="gráficos10" text:anchor-type="paragraph" svg:width="19.588cm" svg:height="11.621cm" draw:z-index="9"><draw:image xlink:href="Pictures/100002010000051D000001E26A958B50.png" xlink:type="simple" xlink:show="embed" xlink:actuate="onLoad"/></draw:frame></text:p>
      <text:p text:style-name="Standard"/>
      <text:p text:style-name="Standard"/>
      <text:p text:style-name="Standard"><text:soft-page-break/>7.</text:p>
      <text:p text:style-name="Standard"><draw:frame draw:style-name="fr1" draw:name="gráficos11" text:anchor-type="paragraph" svg:width="19.821cm" svg:height="14.531cm" draw:z-index="10"><draw:image xlink:href="Pictures/10000201000005A5000002DE0784EC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</text:p>
      <text:p text:style-name="Standard"><draw:frame draw:style-name="fr1" draw:name="gráficos12" text:anchor-type="paragraph" svg:width="19.486cm" svg:height="15.314cm" draw:z-index="11"><draw:image xlink:href="Pictures/1000020100000545000002CD470666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3S</meta:editing-duration>
    <meta:editing-cycles>3</meta:editing-cycles>
    <meta:generator>OpenOffice/4.1.6$Win32 OpenOffice.org_project/416m1$Build-9790</meta:generator>
    <dc:date>2020-05-19T11:18:19.50</dc:date>
    <meta:document-statistic meta:table-count="0" meta:image-count="12" meta:object-count="0" meta:page-count="7" meta:paragraph-count="14" meta:word-count="18" meta:character-count="63"/>
    <meta:user-defined meta:name="Info 1"/>
    <meta:user-defined meta:name="Info 2"/>
    <meta:user-defined meta:name="Info 3"/>
    <meta:user-defined meta:name="Info 4"/>
  </office:meta>
</office:document-meta>
</file>